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277118" calcext:value-type="float">
            <text:p>0.98277118</text:p>
          </table:table-cell>
          <table:table-cell office:value-type="float" office:value="0.00355342" calcext:value-type="float">
            <text:p>0.00355342</text:p>
          </table:table-cell>
          <table:table-cell office:value-type="float" office:value="0.01088002" calcext:value-type="float">
            <text:p>0.01088002</text:p>
          </table:table-cell>
          <table:table-cell office:value-type="float" office:value="0.00279539" calcext:value-type="float">
            <text:p>0.00279539</text:p>
          </table:table-cell>
          <table:table-cell office:value-type="float" office:value="0.00629526" calcext:value-type="float">
            <text:p>0.00629526</text:p>
          </table:table-cell>
          <table:table-cell office:value-type="float" office:value="0.98647386" calcext:value-type="float">
            <text:p>0.98647386</text:p>
          </table:table-cell>
          <table:table-cell office:value-type="float" office:value="0.000004019" calcext:value-type="float">
            <text:p>4.02E-06</text:p>
          </table:table-cell>
          <table:table-cell office:value-type="float" office:value="0.00722686" calcext:value-type="float">
            <text:p>0.00722686</text:p>
          </table:table-cell>
          <table:table-cell office:value-type="float" office:value="0.01164615" calcext:value-type="float">
            <text:p>0.01164615</text:p>
          </table:table-cell>
          <table:table-cell office:value-type="float" office:value="0.0000868" calcext:value-type="float">
            <text:p>8.68E-05</text:p>
          </table:table-cell>
          <table:table-cell office:value-type="float" office:value="0.96609242" calcext:value-type="float">
            <text:p>0.96609242</text:p>
          </table:table-cell>
          <table:table-cell office:value-type="float" office:value="0.02217463" calcext:value-type="float">
            <text:p>0.022174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8130823" calcext:value-type="float">
            <text:p>0.98130823</text:p>
          </table:table-cell>
          <table:table-cell office:value-type="float" office:value="0.00355651" calcext:value-type="float">
            <text:p>0.00355651</text:p>
          </table:table-cell>
          <table:table-cell office:value-type="float" office:value="0.01205039" calcext:value-type="float">
            <text:p>0.01205039</text:p>
          </table:table-cell>
          <table:table-cell office:value-type="float" office:value="0.00308487" calcext:value-type="float">
            <text:p>0.00308487</text:p>
          </table:table-cell>
          <table:table-cell office:value-type="float" office:value="0.00627587" calcext:value-type="float">
            <text:p>0.00627587</text:p>
          </table:table-cell>
          <table:table-cell office:value-type="float" office:value="0.98575715" calcext:value-type="float">
            <text:p>0.98575715</text:p>
          </table:table-cell>
          <table:table-cell office:value-type="float" office:value="0.000004444" calcext:value-type="float">
            <text:p>4.44E-06</text:p>
          </table:table-cell>
          <table:table-cell office:value-type="float" office:value="0.00796253" calcext:value-type="float">
            <text:p>0.00796253</text:p>
          </table:table-cell>
          <table:table-cell office:value-type="float" office:value="0.01051237" calcext:value-type="float">
            <text:p>0.01051237</text:p>
          </table:table-cell>
          <table:table-cell office:value-type="float" office:value="0.00007854" calcext:value-type="float">
            <text:p>7.854E-05</text:p>
          </table:table-cell>
          <table:table-cell office:value-type="float" office:value="0.9672875" calcext:value-type="float">
            <text:p>0.9672875</text:p>
          </table:table-cell>
          <table:table-cell office:value-type="float" office:value="0.02212159" calcext:value-type="float">
            <text:p>0.022121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96855" calcext:value-type="float">
            <text:p>0.9796855</text:p>
          </table:table-cell>
          <table:table-cell office:value-type="float" office:value="0.00357036" calcext:value-type="float">
            <text:p>0.00357036</text:p>
          </table:table-cell>
          <table:table-cell office:value-type="float" office:value="0.01332736" calcext:value-type="float">
            <text:p>0.01332736</text:p>
          </table:table-cell>
          <table:table-cell office:value-type="float" office:value="0.00341678" calcext:value-type="float">
            <text:p>0.00341678</text:p>
          </table:table-cell>
          <table:table-cell office:value-type="float" office:value="0.00623626" calcext:value-type="float">
            <text:p>0.00623626</text:p>
          </table:table-cell>
          <table:table-cell office:value-type="float" office:value="0.98498074" calcext:value-type="float">
            <text:p>0.98498074</text:p>
          </table:table-cell>
          <table:table-cell office:value-type="float" office:value="0.000004892" calcext:value-type="float">
            <text:p>4.89E-06</text:p>
          </table:table-cell>
          <table:table-cell office:value-type="float" office:value="0.00877811" calcext:value-type="float">
            <text:p>0.00877811</text:p>
          </table:table-cell>
          <table:table-cell office:value-type="float" office:value="0.00949888" calcext:value-type="float">
            <text:p>0.00949888</text:p>
          </table:table-cell>
          <table:table-cell office:value-type="float" office:value="0.00007136" calcext:value-type="float">
            <text:p>7.136E-05</text:p>
          </table:table-cell>
          <table:table-cell office:value-type="float" office:value="0.96825354" calcext:value-type="float">
            <text:p>0.96825354</text:p>
          </table:table-cell>
          <table:table-cell office:value-type="float" office:value="0.02217622" calcext:value-type="float">
            <text:p>0.022176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788865" calcext:value-type="float">
            <text:p>0.97788865</text:p>
          </table:table-cell>
          <table:table-cell office:value-type="float" office:value="0.00359506" calcext:value-type="float">
            <text:p>0.00359506</text:p>
          </table:table-cell>
          <table:table-cell office:value-type="float" office:value="0.01471809" calcext:value-type="float">
            <text:p>0.01471809</text:p>
          </table:table-cell>
          <table:table-cell office:value-type="float" office:value="0.00379819" calcext:value-type="float">
            <text:p>0.00379819</text:p>
          </table:table-cell>
          <table:table-cell office:value-type="float" office:value="0.00617675" calcext:value-type="float">
            <text:p>0.00617675</text:p>
          </table:table-cell>
          <table:table-cell office:value-type="float" office:value="0.98413525" calcext:value-type="float">
            <text:p>0.98413525</text:p>
          </table:table-cell>
          <table:table-cell office:value-type="float" office:value="0.000005361" calcext:value-type="float">
            <text:p>5.36E-06</text:p>
          </table:table-cell>
          <table:table-cell office:value-type="float" office:value="0.00968264" calcext:value-type="float">
            <text:p>0.00968264</text:p>
          </table:table-cell>
          <table:table-cell office:value-type="float" office:value="0.00859219" calcext:value-type="float">
            <text:p>0.00859219</text:p>
          </table:table-cell>
          <table:table-cell office:value-type="float" office:value="0.00006511" calcext:value-type="float">
            <text:p>6.511E-05</text:p>
          </table:table-cell>
          <table:table-cell office:value-type="float" office:value="0.96900307" calcext:value-type="float">
            <text:p>0.96900307</text:p>
          </table:table-cell>
          <table:table-cell office:value-type="float" office:value="0.02233963" calcext:value-type="float">
            <text:p>0.022339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590184" calcext:value-type="float">
            <text:p>0.97590184</text:p>
          </table:table-cell>
          <table:table-cell office:value-type="float" office:value="0.00363076" calcext:value-type="float">
            <text:p>0.00363076</text:p>
          </table:table-cell>
          <table:table-cell office:value-type="float" office:value="0.01622991" calcext:value-type="float">
            <text:p>0.01622991</text:p>
          </table:table-cell>
          <table:table-cell office:value-type="float" office:value="0.00423749" calcext:value-type="float">
            <text:p>0.00423749</text:p>
          </table:table-cell>
          <table:table-cell office:value-type="float" office:value="0.00609785" calcext:value-type="float">
            <text:p>0.00609785</text:p>
          </table:table-cell>
          <table:table-cell office:value-type="float" office:value="0.98321005" calcext:value-type="float">
            <text:p>0.98321005</text:p>
          </table:table-cell>
          <table:table-cell office:value-type="float" office:value="0.000005848" calcext:value-type="float">
            <text:p>5.85E-06</text:p>
          </table:table-cell>
          <table:table-cell office:value-type="float" office:value="0.01068625" calcext:value-type="float">
            <text:p>0.01068625</text:p>
          </table:table-cell>
          <table:table-cell office:value-type="float" office:value="0.00778035" calcext:value-type="float">
            <text:p>0.00778035</text:p>
          </table:table-cell>
          <table:table-cell office:value-type="float" office:value="0.00005967" calcext:value-type="float">
            <text:p>5.967E-05</text:p>
          </table:table-cell>
          <table:table-cell office:value-type="float" office:value="0.96954554" calcext:value-type="float">
            <text:p>0.96954554</text:p>
          </table:table-cell>
          <table:table-cell office:value-type="float" office:value="0.02261445" calcext:value-type="float">
            <text:p>0.022614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370744" calcext:value-type="float">
            <text:p>0.97370744</text:p>
          </table:table-cell>
          <table:table-cell office:value-type="float" office:value="0.00367772" calcext:value-type="float">
            <text:p>0.00367772</text:p>
          </table:table-cell>
          <table:table-cell office:value-type="float" office:value="0.0178702" calcext:value-type="float">
            <text:p>0.0178702</text:p>
          </table:table-cell>
          <table:table-cell office:value-type="float" office:value="0.00474464" calcext:value-type="float">
            <text:p>0.00474464</text:p>
          </table:table-cell>
          <table:table-cell office:value-type="float" office:value="0.00600024" calcext:value-type="float">
            <text:p>0.00600024</text:p>
          </table:table-cell>
          <table:table-cell office:value-type="float" office:value="0.98219318" calcext:value-type="float">
            <text:p>0.98219318</text:p>
          </table:table-cell>
          <table:table-cell office:value-type="float" office:value="0.00000635" calcext:value-type="float">
            <text:p>6.35E-06</text:p>
          </table:table-cell>
          <table:table-cell office:value-type="float" office:value="0.01180022" calcext:value-type="float">
            <text:p>0.01180022</text:p>
          </table:table-cell>
          <table:table-cell office:value-type="float" office:value="0.00705279" calcext:value-type="float">
            <text:p>0.00705279</text:p>
          </table:table-cell>
          <table:table-cell office:value-type="float" office:value="0.00005491" calcext:value-type="float">
            <text:p>5.491E-05</text:p>
          </table:table-cell>
          <table:table-cell office:value-type="float" office:value="0.96988737" calcext:value-type="float">
            <text:p>0.96988737</text:p>
          </table:table-cell>
          <table:table-cell office:value-type="float" office:value="0.02300492" calcext:value-type="float">
            <text:p>0.023004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128583" calcext:value-type="float">
            <text:p>0.97128583</text:p>
          </table:table-cell>
          <table:table-cell office:value-type="float" office:value="0.00373628" calcext:value-type="float">
            <text:p>0.00373628</text:p>
          </table:table-cell>
          <table:table-cell office:value-type="float" office:value="0.01964635" calcext:value-type="float">
            <text:p>0.01964635</text:p>
          </table:table-cell>
          <table:table-cell office:value-type="float" office:value="0.00533154" calcext:value-type="float">
            <text:p>0.00533154</text:p>
          </table:table-cell>
          <table:table-cell office:value-type="float" office:value="0.00588478" calcext:value-type="float">
            <text:p>0.00588478</text:p>
          </table:table-cell>
          <table:table-cell office:value-type="float" office:value="0.98107121" calcext:value-type="float">
            <text:p>0.98107121</text:p>
          </table:table-cell>
          <table:table-cell office:value-type="float" office:value="0.000006864" calcext:value-type="float">
            <text:p>6.86E-06</text:p>
          </table:table-cell>
          <table:table-cell office:value-type="float" office:value="0.01303714" calcext:value-type="float">
            <text:p>0.01303714</text:p>
          </table:table-cell>
          <table:table-cell office:value-type="float" office:value="0.00640018" calcext:value-type="float">
            <text:p>0.00640018</text:p>
          </table:table-cell>
          <table:table-cell office:value-type="float" office:value="0.00005075" calcext:value-type="float">
            <text:p>5.075E-05</text:p>
          </table:table-cell>
          <table:table-cell office:value-type="float" office:value="0.97003207" calcext:value-type="float">
            <text:p>0.97003207</text:p>
          </table:table-cell>
          <table:table-cell office:value-type="float" office:value="0.023517" calcext:value-type="float">
            <text:p>0.0235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861509" calcext:value-type="float">
            <text:p>0.96861509</text:p>
          </table:table-cell>
          <table:table-cell office:value-type="float" office:value="0.00380687" calcext:value-type="float">
            <text:p>0.00380687</text:p>
          </table:table-cell>
          <table:table-cell office:value-type="float" office:value="0.02156568" calcext:value-type="float">
            <text:p>0.02156568</text:p>
          </table:table-cell>
          <table:table-cell office:value-type="float" office:value="0.00601236" calcext:value-type="float">
            <text:p>0.00601236</text:p>
          </table:table-cell>
          <table:table-cell office:value-type="float" office:value="0.00575248" calcext:value-type="float">
            <text:p>0.00575248</text:p>
          </table:table-cell>
          <table:table-cell office:value-type="float" office:value="0.97982912" calcext:value-type="float">
            <text:p>0.97982912</text:p>
          </table:table-cell>
          <table:table-cell office:value-type="float" office:value="0.000007386" calcext:value-type="float">
            <text:p>7.39E-06</text:p>
          </table:table-cell>
          <table:table-cell office:value-type="float" office:value="0.01441102" calcext:value-type="float">
            <text:p>0.01441102</text:p>
          </table:table-cell>
          <table:table-cell office:value-type="float" office:value="0.00581422" calcext:value-type="float">
            <text:p>0.00581422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.96998019" calcext:value-type="float">
            <text:p>0.96998019</text:p>
          </table:table-cell>
          <table:table-cell office:value-type="float" office:value="0.02415849" calcext:value-type="float">
            <text:p>0.024158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567059" calcext:value-type="float">
            <text:p>0.96567059</text:p>
          </table:table-cell>
          <table:table-cell office:value-type="float" office:value="0.00389005" calcext:value-type="float">
            <text:p>0.00389005</text:p>
          </table:table-cell>
          <table:table-cell office:value-type="float" office:value="0.0236353" calcext:value-type="float">
            <text:p>0.0236353</text:p>
          </table:table-cell>
          <table:table-cell office:value-type="float" office:value="0.00680406" calcext:value-type="float">
            <text:p>0.00680406</text:p>
          </table:table-cell>
          <table:table-cell office:value-type="float" office:value="0.00560447" calcext:value-type="float">
            <text:p>0.00560447</text:p>
          </table:table-cell>
          <table:table-cell office:value-type="float" office:value="0.97845013" calcext:value-type="float">
            <text:p>0.97845013</text:p>
          </table:table-cell>
          <table:table-cell office:value-type="float" office:value="0.00000791" calcext:value-type="float">
            <text:p>7.91E-06</text:p>
          </table:table-cell>
          <table:table-cell office:value-type="float" office:value="0.01593749" calcext:value-type="float">
            <text:p>0.01593749</text:p>
          </table:table-cell>
          <table:table-cell office:value-type="float" office:value="0.00528761" calcext:value-type="float">
            <text:p>0.00528761</text:p>
          </table:table-cell>
          <table:table-cell office:value-type="float" office:value="0.00004391" calcext:value-type="float">
            <text:p>4.391E-05</text:p>
          </table:table-cell>
          <table:table-cell office:value-type="float" office:value="0.96972926" calcext:value-type="float">
            <text:p>0.96972926</text:p>
          </table:table-cell>
          <table:table-cell office:value-type="float" office:value="0.02493923" calcext:value-type="float">
            <text:p>0.024939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242459" calcext:value-type="float">
            <text:p>0.96242459</text:p>
          </table:table-cell>
          <table:table-cell office:value-type="float" office:value="0.00398644" calcext:value-type="float">
            <text:p>0.00398644</text:p>
          </table:table-cell>
          <table:table-cell office:value-type="float" office:value="0.02586199" calcext:value-type="float">
            <text:p>0.02586199</text:p>
          </table:table-cell>
          <table:table-cell office:value-type="float" office:value="0.00772698" calcext:value-type="float">
            <text:p>0.00772698</text:p>
          </table:table-cell>
          <table:table-cell office:value-type="float" office:value="0.00544202" calcext:value-type="float">
            <text:p>0.00544202</text:p>
          </table:table-cell>
          <table:table-cell office:value-type="float" office:value="0.97691561" calcext:value-type="float">
            <text:p>0.97691561</text:p>
          </table:table-cell>
          <table:table-cell office:value-type="float" office:value="0.000008433" calcext:value-type="float">
            <text:p>8.43E-06</text:p>
          </table:table-cell>
          <table:table-cell office:value-type="float" office:value="0.01763394" calcext:value-type="float">
            <text:p>0.01763394</text:p>
          </table:table-cell>
          <table:table-cell office:value-type="float" office:value="0.00481384" calcext:value-type="float">
            <text:p>0.00481384</text:p>
          </table:table-cell>
          <table:table-cell office:value-type="float" office:value="0.0000411" calcext:value-type="float">
            <text:p>4.11E-05</text:p>
          </table:table-cell>
          <table:table-cell office:value-type="float" office:value="0.96927369" calcext:value-type="float">
            <text:p>0.96927369</text:p>
          </table:table-cell>
          <table:table-cell office:value-type="float" office:value="0.02587136" calcext:value-type="float">
            <text:p>0.025871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884567" calcext:value-type="float">
            <text:p>0.95884567</text:p>
          </table:table-cell>
          <table:table-cell office:value-type="float" office:value="0.00409679" calcext:value-type="float">
            <text:p>0.00409679</text:p>
          </table:table-cell>
          <table:table-cell office:value-type="float" office:value="0.02825206" calcext:value-type="float">
            <text:p>0.02825206</text:p>
          </table:table-cell>
          <table:table-cell office:value-type="float" office:value="0.00880547" calcext:value-type="float">
            <text:p>0.00880547</text:p>
          </table:table-cell>
          <table:table-cell office:value-type="float" office:value="0.00526651" calcext:value-type="float">
            <text:p>0.00526651</text:p>
          </table:table-cell>
          <table:table-cell office:value-type="float" office:value="0.97520484" calcext:value-type="float">
            <text:p>0.97520484</text:p>
          </table:table-cell>
          <table:table-cell office:value-type="float" office:value="0.000008948" calcext:value-type="float">
            <text:p>8.95E-06</text:p>
          </table:table-cell>
          <table:table-cell office:value-type="float" office:value="0.01951971" calcext:value-type="float">
            <text:p>0.01951971</text:p>
          </table:table-cell>
          <table:table-cell office:value-type="float" office:value="0.00438718" calcext:value-type="float">
            <text:p>0.00438718</text:p>
          </table:table-cell>
          <table:table-cell office:value-type="float" office:value="0.00003864" calcext:value-type="float">
            <text:p>3.864E-05</text:p>
          </table:table-cell>
          <table:table-cell office:value-type="float" office:value="0.96860458" calcext:value-type="float">
            <text:p>0.96860458</text:p>
          </table:table-cell>
          <table:table-cell office:value-type="float" office:value="0.02696959" calcext:value-type="float">
            <text:p>0.026969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489807" calcext:value-type="float">
            <text:p>0.95489807</text:p>
          </table:table-cell>
          <table:table-cell office:value-type="float" office:value="0.00422193" calcext:value-type="float">
            <text:p>0.00422193</text:p>
          </table:table-cell>
          <table:table-cell office:value-type="float" office:value="0.03081114" calcext:value-type="float">
            <text:p>0.03081114</text:p>
          </table:table-cell>
          <table:table-cell office:value-type="float" office:value="0.01006885" calcext:value-type="float">
            <text:p>0.01006885</text:p>
          </table:table-cell>
          <table:table-cell office:value-type="float" office:value="0.00507939" calcext:value-type="float">
            <text:p>0.00507939</text:p>
          </table:table-cell>
          <table:table-cell office:value-type="float" office:value="0.97329486" calcext:value-type="float">
            <text:p>0.97329486</text:p>
          </table:table-cell>
          <table:table-cell office:value-type="float" office:value="0.000009451" calcext:value-type="float">
            <text:p>9.45E-06</text:p>
          </table:table-cell>
          <table:table-cell office:value-type="float" office:value="0.02161629" calcext:value-type="float">
            <text:p>0.02161629</text:p>
          </table:table-cell>
          <table:table-cell office:value-type="float" office:value="0.00400253" calcext:value-type="float">
            <text:p>0.00400253</text:p>
          </table:table-cell>
          <table:table-cell office:value-type="float" office:value="0.00003648" calcext:value-type="float">
            <text:p>3.648E-05</text:p>
          </table:table-cell>
          <table:table-cell office:value-type="float" office:value="0.96770942" calcext:value-type="float">
            <text:p>0.96770942</text:p>
          </table:table-cell>
          <table:table-cell office:value-type="float" office:value="0.02825157" calcext:value-type="float">
            <text:p>0.028251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5054088" calcext:value-type="float">
            <text:p>0.95054088</text:p>
          </table:table-cell>
          <table:table-cell office:value-type="float" office:value="0.00436283" calcext:value-type="float">
            <text:p>0.00436283</text:p>
          </table:table-cell>
          <table:table-cell office:value-type="float" office:value="0.03354393" calcext:value-type="float">
            <text:p>0.03354393</text:p>
          </table:table-cell>
          <table:table-cell office:value-type="float" office:value="0.01155236" calcext:value-type="float">
            <text:p>0.01155236</text:p>
          </table:table-cell>
          <table:table-cell office:value-type="float" office:value="0.0048822" calcext:value-type="float">
            <text:p>0.0048822</text:p>
          </table:table-cell>
          <table:table-cell office:value-type="float" office:value="0.97116031" calcext:value-type="float">
            <text:p>0.97116031</text:p>
          </table:table-cell>
          <table:table-cell office:value-type="float" office:value="0.000009935" calcext:value-type="float">
            <text:p>9.94E-06</text:p>
          </table:table-cell>
          <table:table-cell office:value-type="float" office:value="0.02394756" calcext:value-type="float">
            <text:p>0.02394756</text:p>
          </table:table-cell>
          <table:table-cell office:value-type="float" office:value="0.00365537" calcext:value-type="float">
            <text:p>0.00365537</text:p>
          </table:table-cell>
          <table:table-cell office:value-type="float" office:value="0.00003458" calcext:value-type="float">
            <text:p>3.458E-05</text:p>
          </table:table-cell>
          <table:table-cell office:value-type="float" office:value="0.96657175" calcext:value-type="float">
            <text:p>0.96657175</text:p>
          </table:table-cell>
          <table:table-cell office:value-type="float" office:value="0.02973829" calcext:value-type="float">
            <text:p>0.029738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572711" calcext:value-type="float">
            <text:p>0.94572711</text:p>
          </table:table-cell>
          <table:table-cell office:value-type="float" office:value="0.00452054" calcext:value-type="float">
            <text:p>0.00452054</text:p>
          </table:table-cell>
          <table:table-cell office:value-type="float" office:value="0.03645393" calcext:value-type="float">
            <text:p>0.03645393</text:p>
          </table:table-cell>
          <table:table-cell office:value-type="float" office:value="0.01329842" calcext:value-type="float">
            <text:p>0.01329842</text:p>
          </table:table-cell>
          <table:table-cell office:value-type="float" office:value="0.00467649" calcext:value-type="float">
            <text:p>0.00467649</text:p>
          </table:table-cell>
          <table:table-cell office:value-type="float" office:value="0.96877316" calcext:value-type="float">
            <text:p>0.96877316</text:p>
          </table:table-cell>
          <table:table-cell office:value-type="float" office:value="0.00001039" calcext:value-type="float">
            <text:p>1.04E-05</text:p>
          </table:table-cell>
          <table:table-cell office:value-type="float" office:value="0.02653996" calcext:value-type="float">
            <text:p>0.02653996</text:p>
          </table:table-cell>
          <table:table-cell office:value-type="float" office:value="0.00334169" calcext:value-type="float">
            <text:p>0.00334169</text:p>
          </table:table-cell>
          <table:table-cell office:value-type="float" office:value="0.00003293" calcext:value-type="float">
            <text:p>3.293E-05</text:p>
          </table:table-cell>
          <table:table-cell office:value-type="float" office:value="0.96517071" calcext:value-type="float">
            <text:p>0.96517071</text:p>
          </table:table-cell>
          <table:table-cell office:value-type="float" office:value="0.03145467" calcext:value-type="float">
            <text:p>0.031454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040247" calcext:value-type="float">
            <text:p>0.94040247</text:p>
          </table:table-cell>
          <table:table-cell office:value-type="float" office:value="0.00469622" calcext:value-type="float">
            <text:p>0.00469622</text:p>
          </table:table-cell>
          <table:table-cell office:value-type="float" office:value="0.03954311" calcext:value-type="float">
            <text:p>0.03954311</text:p>
          </table:table-cell>
          <table:table-cell office:value-type="float" office:value="0.0153582" calcext:value-type="float">
            <text:p>0.0153582</text:p>
          </table:table-cell>
          <table:table-cell office:value-type="float" office:value="0.00446386" calcext:value-type="float">
            <text:p>0.00446386</text:p>
          </table:table-cell>
          <table:table-cell office:value-type="float" office:value="0.96610257" calcext:value-type="float">
            <text:p>0.96610257</text:p>
          </table:table-cell>
          <table:table-cell office:value-type="float" office:value="0.00001082" calcext:value-type="float">
            <text:p>1.08E-05</text:p>
          </table:table-cell>
          <table:table-cell office:value-type="float" office:value="0.02942275" calcext:value-type="float">
            <text:p>0.02942275</text:p>
          </table:table-cell>
          <table:table-cell office:value-type="float" office:value="0.00305792" calcext:value-type="float">
            <text:p>0.00305792</text:p>
          </table:table-cell>
          <table:table-cell office:value-type="float" office:value="0.00003148" calcext:value-type="float">
            <text:p>3.148E-05</text:p>
          </table:table-cell>
          <table:table-cell office:value-type="float" office:value="0.9634805" calcext:value-type="float">
            <text:p>0.9634805</text:p>
          </table:table-cell>
          <table:table-cell office:value-type="float" office:value="0.03343009" calcext:value-type="float">
            <text:p>0.033430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450408" calcext:value-type="float">
            <text:p>0.93450408</text:p>
          </table:table-cell>
          <table:table-cell office:value-type="float" office:value="0.00489113" calcext:value-type="float">
            <text:p>0.00489113</text:p>
          </table:table-cell>
          <table:table-cell office:value-type="float" office:value="0.04281144" calcext:value-type="float">
            <text:p>0.04281144</text:p>
          </table:table-cell>
          <table:table-cell office:value-type="float" office:value="0.01779335" calcext:value-type="float">
            <text:p>0.01779335</text:p>
          </table:table-cell>
          <table:table-cell office:value-type="float" office:value="0.00424592" calcext:value-type="float">
            <text:p>0.00424592</text:p>
          </table:table-cell>
          <table:table-cell office:value-type="float" office:value="0.96311459" calcext:value-type="float">
            <text:p>0.96311459</text:p>
          </table:table-cell>
          <table:table-cell office:value-type="float" office:value="0.00001122" calcext:value-type="float">
            <text:p>1.12E-05</text:p>
          </table:table-cell>
          <table:table-cell office:value-type="float" office:value="0.03262827" calcext:value-type="float">
            <text:p>0.03262827</text:p>
          </table:table-cell>
          <table:table-cell office:value-type="float" office:value="0.0028009" calcext:value-type="float">
            <text:p>0.0028009</text:p>
          </table:table-cell>
          <table:table-cell office:value-type="float" office:value="0.00003022" calcext:value-type="float">
            <text:p>3.022E-05</text:p>
          </table:table-cell>
          <table:table-cell office:value-type="float" office:value="0.96146967" calcext:value-type="float">
            <text:p>0.96146967</text:p>
          </table:table-cell>
          <table:table-cell office:value-type="float" office:value="0.03569921" calcext:value-type="float">
            <text:p>0.035699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795876" calcext:value-type="float">
            <text:p>0.92795876</text:p>
          </table:table-cell>
          <table:table-cell office:value-type="float" office:value="0.00510663" calcext:value-type="float">
            <text:p>0.00510663</text:p>
          </table:table-cell>
          <table:table-cell office:value-type="float" office:value="0.04625641" calcext:value-type="float">
            <text:p>0.04625641</text:p>
          </table:table-cell>
          <table:table-cell office:value-type="float" office:value="0.0206782" calcext:value-type="float">
            <text:p>0.0206782</text:p>
          </table:table-cell>
          <table:table-cell office:value-type="float" office:value="0.00402424" calcext:value-type="float">
            <text:p>0.00402424</text:p>
          </table:table-cell>
          <table:table-cell office:value-type="float" office:value="0.95977203" calcext:value-type="float">
            <text:p>0.95977203</text:p>
          </table:table-cell>
          <table:table-cell office:value-type="float" office:value="0.00001157" calcext:value-type="float">
            <text:p>1.16E-05</text:p>
          </table:table-cell>
          <table:table-cell office:value-type="float" office:value="0.03619216" calcext:value-type="float">
            <text:p>0.03619216</text:p>
          </table:table-cell>
          <table:table-cell office:value-type="float" office:value="0.0025678" calcext:value-type="float">
            <text:p>0.0025678</text:p>
          </table:table-cell>
          <table:table-cell office:value-type="float" office:value="0.00002913" calcext:value-type="float">
            <text:p>2.913E-05</text:p>
          </table:table-cell>
          <table:table-cell office:value-type="float" office:value="0.95910031" calcext:value-type="float">
            <text:p>0.95910031</text:p>
          </table:table-cell>
          <table:table-cell office:value-type="float" office:value="0.03830276" calcext:value-type="float">
            <text:p>0.038302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068117" calcext:value-type="float">
            <text:p>0.92068117</text:p>
          </table:table-cell>
          <table:table-cell office:value-type="float" office:value="0.00534412" calcext:value-type="float">
            <text:p>0.00534412</text:p>
          </table:table-cell>
          <table:table-cell office:value-type="float" office:value="0.0498724" calcext:value-type="float">
            <text:p>0.0498724</text:p>
          </table:table-cell>
          <table:table-cell office:value-type="float" office:value="0.02410231" calcext:value-type="float">
            <text:p>0.02410231</text:p>
          </table:table-cell>
          <table:table-cell office:value-type="float" office:value="0.00380039" calcext:value-type="float">
            <text:p>0.00380039</text:p>
          </table:table-cell>
          <table:table-cell office:value-type="float" office:value="0.95603415" calcext:value-type="float">
            <text:p>0.95603415</text:p>
          </table:table-cell>
          <table:table-cell office:value-type="float" office:value="0.00001187" calcext:value-type="float">
            <text:p>1.19E-05</text:p>
          </table:table-cell>
          <table:table-cell office:value-type="float" office:value="0.04015359" calcext:value-type="float">
            <text:p>0.04015359</text:p>
          </table:table-cell>
          <table:table-cell office:value-type="float" office:value="0.00235611" calcext:value-type="float">
            <text:p>0.00235611</text:p>
          </table:table-cell>
          <table:table-cell office:value-type="float" office:value="0.00002819" calcext:value-type="float">
            <text:p>2.819E-05</text:p>
          </table:table-cell>
          <table:table-cell office:value-type="float" office:value="0.95632709" calcext:value-type="float">
            <text:p>0.95632709</text:p>
          </table:table-cell>
          <table:table-cell office:value-type="float" office:value="0.04128861" calcext:value-type="float">
            <text:p>0.041288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257167" calcext:value-type="float">
            <text:p>0.91257167</text:p>
          </table:table-cell>
          <table:table-cell office:value-type="float" office:value="0.00560503" calcext:value-type="float">
            <text:p>0.00560503</text:p>
          </table:table-cell>
          <table:table-cell office:value-type="float" office:value="0.05364988" calcext:value-type="float">
            <text:p>0.05364988</text:p>
          </table:table-cell>
          <table:table-cell office:value-type="float" office:value="0.02817342" calcext:value-type="float">
            <text:p>0.02817342</text:p>
          </table:table-cell>
          <table:table-cell office:value-type="float" office:value="0.00357587" calcext:value-type="float">
            <text:p>0.00357587</text:p>
          </table:table-cell>
          <table:table-cell office:value-type="float" office:value="0.95185652" calcext:value-type="float">
            <text:p>0.95185652</text:p>
          </table:table-cell>
          <table:table-cell office:value-type="float" office:value="0.00001212" calcext:value-type="float">
            <text:p>1.21E-05</text:p>
          </table:table-cell>
          <table:table-cell office:value-type="float" office:value="0.04455548" calcext:value-type="float">
            <text:p>0.04455548</text:p>
          </table:table-cell>
          <table:table-cell office:value-type="float" office:value="0.00216359" calcext:value-type="float">
            <text:p>0.00216359</text:p>
          </table:table-cell>
          <table:table-cell office:value-type="float" office:value="0.00002739" calcext:value-type="float">
            <text:p>2.739E-05</text:p>
          </table:table-cell>
          <table:table-cell office:value-type="float" office:value="0.95309611" calcext:value-type="float">
            <text:p>0.95309611</text:p>
          </table:table-cell>
          <table:table-cell office:value-type="float" office:value="0.0447129" calcext:value-type="float">
            <text:p>0.04471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351382" calcext:value-type="float">
            <text:p>0.90351382</text:p>
          </table:table-cell>
          <table:table-cell office:value-type="float" office:value="0.0058908" calcext:value-type="float">
            <text:p>0.0058908</text:p>
          </table:table-cell>
          <table:table-cell office:value-type="float" office:value="0.05757453" calcext:value-type="float">
            <text:p>0.05757453</text:p>
          </table:table-cell>
          <table:table-cell office:value-type="float" office:value="0.03302085" calcext:value-type="float">
            <text:p>0.03302085</text:p>
          </table:table-cell>
          <table:table-cell office:value-type="float" office:value="0.00335213" calcext:value-type="float">
            <text:p>0.00335213</text:p>
          </table:table-cell>
          <table:table-cell office:value-type="float" office:value="0.94719083" calcext:value-type="float">
            <text:p>0.94719083</text:p>
          </table:table-cell>
          <table:table-cell table:style-name="Default" office:value-type="float" office:value="0.00001232" calcext:value-type="float">
            <text:p>1.232E-05</text:p>
          </table:table-cell>
          <table:table-cell office:value-type="float" office:value="0.04944473" calcext:value-type="float">
            <text:p>0.04944473</text:p>
          </table:table-cell>
          <table:table-cell office:value-type="float" office:value="0.00198824" calcext:value-type="float">
            <text:p>0.00198824</text:p>
          </table:table-cell>
          <table:table-cell office:value-type="float" office:value="0.00002672" calcext:value-type="float">
            <text:p>2.672E-05</text:p>
          </table:table-cell>
          <table:table-cell office:value-type="float" office:value="0.94934358" calcext:value-type="float">
            <text:p>0.94934358</text:p>
          </table:table-cell>
          <table:table-cell office:value-type="float" office:value="0.04864146" calcext:value-type="float">
            <text:p>0.048641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337182" calcext:value-type="float">
            <text:p>0.89337182</text:p>
          </table:table-cell>
          <table:table-cell office:value-type="float" office:value="0.00620273" calcext:value-type="float">
            <text:p>0.00620273</text:p>
          </table:table-cell>
          <table:table-cell office:value-type="float" office:value="0.06162611" calcext:value-type="float">
            <text:p>0.06162611</text:p>
          </table:table-cell>
          <table:table-cell office:value-type="float" office:value="0.03879934" calcext:value-type="float">
            <text:p>0.03879934</text:p>
          </table:table-cell>
          <table:table-cell office:value-type="float" office:value="0.00313051" calcext:value-type="float">
            <text:p>0.00313051</text:p>
          </table:table-cell>
          <table:table-cell office:value-type="float" office:value="0.94198471" calcext:value-type="float">
            <text:p>0.94198471</text:p>
          </table:table-cell>
          <table:table-cell table:style-name="Default" office:value-type="float" office:value="0.00001245" calcext:value-type="float">
            <text:p>1.245E-05</text:p>
          </table:table-cell>
          <table:table-cell office:value-type="float" office:value="0.05487233" calcext:value-type="float">
            <text:p>0.05487233</text:p>
          </table:table-cell>
          <table:table-cell office:value-type="float" office:value="0.00182826" calcext:value-type="float">
            <text:p>0.00182826</text:p>
          </table:table-cell>
          <table:table-cell office:value-type="float" office:value="0.00002617" calcext:value-type="float">
            <text:p>2.617E-05</text:p>
          </table:table-cell>
          <table:table-cell office:value-type="float" office:value="0.94499426" calcext:value-type="float">
            <text:p>0.94499426</text:p>
          </table:table-cell>
          <table:table-cell office:value-type="float" office:value="0.05315132" calcext:value-type="float">
            <text:p>0.053151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198775" calcext:value-type="float">
            <text:p>0.88198775</text:p>
          </table:table-cell>
          <table:table-cell office:value-type="float" office:value="0.00654197" calcext:value-type="float">
            <text:p>0.00654197</text:p>
          </table:table-cell>
          <table:table-cell office:value-type="float" office:value="0.06577714" calcext:value-type="float">
            <text:p>0.06577714</text:p>
          </table:table-cell>
          <table:table-cell office:value-type="float" office:value="0.04569314" calcext:value-type="float">
            <text:p>0.04569314</text:p>
          </table:table-cell>
          <table:table-cell office:value-type="float" office:value="0.0029123" calcext:value-type="float">
            <text:p>0.0029123</text:p>
          </table:table-cell>
          <table:table-cell office:value-type="float" office:value="0.93618168" calcext:value-type="float">
            <text:p>0.93618168</text:p>
          </table:table-cell>
          <table:table-cell table:style-name="Default" office:value-type="float" office:value="0.00001252" calcext:value-type="float">
            <text:p>1.252E-05</text:p>
          </table:table-cell>
          <table:table-cell office:value-type="float" office:value="0.0608935" calcext:value-type="float">
            <text:p>0.0608935</text:p>
          </table:table-cell>
          <table:table-cell office:value-type="float" office:value="0.00168204" calcext:value-type="float">
            <text:p>0.00168204</text:p>
          </table:table-cell>
          <table:table-cell office:value-type="float" office:value="0.00002572" calcext:value-type="float">
            <text:p>2.572E-05</text:p>
          </table:table-cell>
          <table:table-cell office:value-type="float" office:value="0.93995975" calcext:value-type="float">
            <text:p>0.93995975</text:p>
          </table:table-cell>
          <table:table-cell office:value-type="float" office:value="0.05833249" calcext:value-type="float">
            <text:p>0.058332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17905" calcext:value-type="float">
            <text:p>0.86917905</text:p>
          </table:table-cell>
          <table:table-cell office:value-type="float" office:value="0.0069093" calcext:value-type="float">
            <text:p>0.0069093</text:p>
          </table:table-cell>
          <table:table-cell office:value-type="float" office:value="0.06999141" calcext:value-type="float">
            <text:p>0.06999141</text:p>
          </table:table-cell>
          <table:table-cell office:value-type="float" office:value="0.05392024" calcext:value-type="float">
            <text:p>0.05392024</text:p>
          </table:table-cell>
          <table:table-cell office:value-type="float" office:value="0.00269867" calcext:value-type="float">
            <text:p>0.00269867</text:p>
          </table:table-cell>
          <table:table-cell office:value-type="float" office:value="0.92972113" calcext:value-type="float">
            <text:p>0.92972113</text:p>
          </table:table-cell>
          <table:table-cell table:style-name="Default" office:value-type="float" office:value="0.00001253" calcext:value-type="float">
            <text:p>1.253E-05</text:p>
          </table:table-cell>
          <table:table-cell office:value-type="float" office:value="0.06756766" calcext:value-type="float">
            <text:p>0.06756766</text:p>
          </table:table-cell>
          <table:table-cell office:value-type="float" office:value="0.00154816" calcext:value-type="float">
            <text:p>0.00154816</text:p>
          </table:table-cell>
          <table:table-cell office:value-type="float" office:value="0.00002537" calcext:value-type="float">
            <text:p>2.537E-05</text:p>
          </table:table-cell>
          <table:table-cell office:value-type="float" office:value="0.93413658" calcext:value-type="float">
            <text:p>0.93413658</text:p>
          </table:table-cell>
          <table:table-cell office:value-type="float" office:value="0.06428989" calcext:value-type="float">
            <text:p>0.064289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5473654" calcext:value-type="float">
            <text:p>0.85473654</text:p>
          </table:table-cell>
          <table:table-cell office:value-type="float" office:value="0.00730498" calcext:value-type="float">
            <text:p>0.00730498</text:p>
          </table:table-cell>
          <table:table-cell office:value-type="float" office:value="0.07422221" calcext:value-type="float">
            <text:p>0.07422221</text:p>
          </table:table-cell>
          <table:table-cell office:value-type="float" office:value="0.06373627" calcext:value-type="float">
            <text:p>0.06373627</text:p>
          </table:table-cell>
          <table:table-cell office:value-type="float" office:value="0.00249069" calcext:value-type="float">
            <text:p>0.00249069</text:p>
          </table:table-cell>
          <table:table-cell office:value-type="float" office:value="0.92253844" calcext:value-type="float">
            <text:p>0.92253844</text:p>
          </table:table-cell>
          <table:table-cell table:style-name="Default" office:value-type="float" office:value="0.00001247" calcext:value-type="float">
            <text:p>1.247E-05</text:p>
          </table:table-cell>
          <table:table-cell office:value-type="float" office:value="0.0749584" calcext:value-type="float">
            <text:p>0.0749584</text:p>
          </table:table-cell>
          <table:table-cell office:value-type="float" office:value="0.00142531" calcext:value-type="float">
            <text:p>0.00142531</text:p>
          </table:table-cell>
          <table:table-cell office:value-type="float" office:value="0.00002511" calcext:value-type="float">
            <text:p>2.511E-05</text:p>
          </table:table-cell>
          <table:table-cell office:value-type="float" office:value="0.92740415" calcext:value-type="float">
            <text:p>0.92740415</text:p>
          </table:table-cell>
          <table:table-cell office:value-type="float" office:value="0.07114544" calcext:value-type="float">
            <text:p>0.071145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3842347" calcext:value-type="float">
            <text:p>0.83842347</text:p>
          </table:table-cell>
          <table:table-cell office:value-type="float" office:value="0.00772851" calcext:value-type="float">
            <text:p>0.00772851</text:p>
          </table:table-cell>
          <table:table-cell office:value-type="float" office:value="0.0784105" calcext:value-type="float">
            <text:p>0.0784105</text:p>
          </table:table-cell>
          <table:table-cell office:value-type="float" office:value="0.07543751" calcext:value-type="float">
            <text:p>0.07543751</text:p>
          </table:table-cell>
          <table:table-cell office:value-type="float" office:value="0.00228931" calcext:value-type="float">
            <text:p>0.00228931</text:p>
          </table:table-cell>
          <table:table-cell office:value-type="float" office:value="0.91456519" calcext:value-type="float">
            <text:p>0.91456519</text:p>
          </table:table-cell>
          <table:table-cell table:style-name="Default" office:value-type="float" office:value="0.00001235" calcext:value-type="float">
            <text:p>1.235E-05</text:p>
          </table:table-cell>
          <table:table-cell office:value-type="float" office:value="0.08313316" calcext:value-type="float">
            <text:p>0.08313316</text:p>
          </table:table-cell>
          <table:table-cell office:value-type="float" office:value="0.00131232" calcext:value-type="float">
            <text:p>0.00131232</text:p>
          </table:table-cell>
          <table:table-cell office:value-type="float" office:value="0.00002494" calcext:value-type="float">
            <text:p>2.494E-05</text:p>
          </table:table-cell>
          <table:table-cell office:value-type="float" office:value="0.91962255" calcext:value-type="float">
            <text:p>0.91962255</text:p>
          </table:table-cell>
          <table:table-cell office:value-type="float" office:value="0.0790402" calcext:value-type="float">
            <text:p>0.07904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99767" calcext:value-type="float">
            <text:p>0.8199767</text:p>
          </table:table-cell>
          <table:table-cell office:value-type="float" office:value="0.00817831" calcext:value-type="float">
            <text:p>0.00817831</text:p>
          </table:table-cell>
          <table:table-cell office:value-type="float" office:value="0.08248302" calcext:value-type="float">
            <text:p>0.08248302</text:p>
          </table:table-cell>
          <table:table-cell office:value-type="float" office:value="0.08936197" calcext:value-type="float">
            <text:p>0.08936197</text:p>
          </table:table-cell>
          <table:table-cell office:value-type="float" office:value="0.00209536" calcext:value-type="float">
            <text:p>0.00209536</text:p>
          </table:table-cell>
          <table:table-cell office:value-type="float" office:value="0.90572958" calcext:value-type="float">
            <text:p>0.90572958</text:p>
          </table:table-cell>
          <table:table-cell table:style-name="Default" office:value-type="float" office:value="0.00001215" calcext:value-type="float">
            <text:p>1.215E-05</text:p>
          </table:table-cell>
          <table:table-cell office:value-type="float" office:value="0.0921629" calcext:value-type="float">
            <text:p>0.0921629</text:p>
          </table:table-cell>
          <table:table-cell office:value-type="float" office:value="0.00120815" calcext:value-type="float">
            <text:p>0.00120815</text:p>
          </table:table-cell>
          <table:table-cell office:value-type="float" office:value="0.00002484" calcext:value-type="float">
            <text:p>2.484E-05</text:p>
          </table:table-cell>
          <table:table-cell office:value-type="float" office:value="0.91063054" calcext:value-type="float">
            <text:p>0.91063054</text:p>
          </table:table-cell>
          <table:table-cell office:value-type="float" office:value="0.08813647" calcext:value-type="float">
            <text:p>0.08813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9911092" calcext:value-type="float">
            <text:p>0.79911092</text:p>
          </table:table-cell>
          <table:table-cell office:value-type="float" office:value="0.00865131" calcext:value-type="float">
            <text:p>0.00865131</text:p>
          </table:table-cell>
          <table:table-cell office:value-type="float" office:value="0.08635061" calcext:value-type="float">
            <text:p>0.08635061</text:p>
          </table:table-cell>
          <table:table-cell office:value-type="float" office:value="0.10588717" calcext:value-type="float">
            <text:p>0.10588717</text:p>
          </table:table-cell>
          <table:table-cell office:value-type="float" office:value="0.00190957" calcext:value-type="float">
            <text:p>0.00190957</text:p>
          </table:table-cell>
          <table:table-cell office:value-type="float" office:value="0.89595709" calcext:value-type="float">
            <text:p>0.89595709</text:p>
          </table:table-cell>
          <table:table-cell table:style-name="Default" office:value-type="float" office:value="0.0000119" calcext:value-type="float">
            <text:p>1.19E-05</text:p>
          </table:table-cell>
          <table:table-cell office:value-type="float" office:value="0.10212145" calcext:value-type="float">
            <text:p>0.10212145</text:p>
          </table:table-cell>
          <table:table-cell office:value-type="float" office:value="0.00111184" calcext:value-type="float">
            <text:p>0.00111184</text:p>
          </table:table-cell>
          <table:table-cell office:value-type="float" office:value="0.00002481" calcext:value-type="float">
            <text:p>2.481E-05</text:p>
          </table:table-cell>
          <table:table-cell office:value-type="float" office:value="0.90024374" calcext:value-type="float">
            <text:p>0.90024374</text:p>
          </table:table-cell>
          <table:table-cell office:value-type="float" office:value="0.09861961" calcext:value-type="float">
            <text:p>0.098619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7552759" calcext:value-type="float">
            <text:p>0.77552759</text:p>
          </table:table-cell>
          <table:table-cell office:value-type="float" office:value="0.00914257" calcext:value-type="float">
            <text:p>0.00914257</text:p>
          </table:table-cell>
          <table:table-cell office:value-type="float" office:value="0.0899071" calcext:value-type="float">
            <text:p>0.0899071</text:p>
          </table:table-cell>
          <table:table-cell office:value-type="float" office:value="0.12542274" calcext:value-type="float">
            <text:p>0.12542274</text:p>
          </table:table-cell>
          <table:table-cell office:value-type="float" office:value="0.00173252" calcext:value-type="float">
            <text:p>0.00173252</text:p>
          </table:table-cell>
          <table:table-cell office:value-type="float" office:value="0.88517131" calcext:value-type="float">
            <text:p>0.88517131</text:p>
          </table:table-cell>
          <table:table-cell table:style-name="Default" office:value-type="float" office:value="0.00001158" calcext:value-type="float">
            <text:p>1.158E-05</text:p>
          </table:table-cell>
          <table:table-cell office:value-type="float" office:value="0.11308459" calcext:value-type="float">
            <text:p>0.11308459</text:p>
          </table:table-cell>
          <table:table-cell office:value-type="float" office:value="0.00102254" calcext:value-type="float">
            <text:p>0.00102254</text:p>
          </table:table-cell>
          <table:table-cell office:value-type="float" office:value="0.00002485" calcext:value-type="float">
            <text:p>2.485E-05</text:p>
          </table:table-cell>
          <table:table-cell office:value-type="float" office:value="0.88825342" calcext:value-type="float">
            <text:p>0.88825342</text:p>
          </table:table-cell>
          <table:table-cell office:value-type="float" office:value="0.11069919" calcext:value-type="float">
            <text:p>0.110699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4893036" calcext:value-type="float">
            <text:p>0.74893036</text:p>
          </table:table-cell>
          <table:table-cell office:value-type="float" office:value="0.00964478" calcext:value-type="float">
            <text:p>0.00964478</text:p>
          </table:table-cell>
          <table:table-cell office:value-type="float" office:value="0.09302927" calcext:value-type="float">
            <text:p>0.09302927</text:p>
          </table:table-cell>
          <table:table-cell office:value-type="float" office:value="0.14839558" calcext:value-type="float">
            <text:p>0.14839558</text:p>
          </table:table-cell>
          <table:table-cell office:value-type="float" office:value="0.0015647" calcext:value-type="float">
            <text:p>0.0015647</text:p>
          </table:table-cell>
          <table:table-cell office:value-type="float" office:value="0.87329517" calcext:value-type="float">
            <text:p>0.87329517</text:p>
          </table:table-cell>
          <table:table-cell table:style-name="Default" office:value-type="float" office:value="0.00001121" calcext:value-type="float">
            <text:p>1.121E-05</text:p>
          </table:table-cell>
          <table:table-cell office:value-type="float" office:value="0.12512892" calcext:value-type="float">
            <text:p>0.12512892</text:p>
          </table:table-cell>
          <table:table-cell office:value-type="float" office:value="0.00093948" calcext:value-type="float">
            <text:p>0.00093948</text:p>
          </table:table-cell>
          <table:table-cell office:value-type="float" office:value="0.00002494" calcext:value-type="float">
            <text:p>2.494E-05</text:p>
          </table:table-cell>
          <table:table-cell office:value-type="float" office:value="0.87442644" calcext:value-type="float">
            <text:p>0.87442644</text:p>
          </table:table-cell>
          <table:table-cell office:value-type="float" office:value="0.12460914" calcext:value-type="float">
            <text:p>0.124609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1904856" calcext:value-type="float">
            <text:p>0.71904856</text:p>
          </table:table-cell>
          <table:table-cell office:value-type="float" office:value="0.01014782" calcext:value-type="float">
            <text:p>0.01014782</text:p>
          </table:table-cell>
          <table:table-cell office:value-type="float" office:value="0.09557865" calcext:value-type="float">
            <text:p>0.09557865</text:p>
          </table:table-cell>
          <table:table-cell office:value-type="float" office:value="0.17522497" calcext:value-type="float">
            <text:p>0.17522497</text:p>
          </table:table-cell>
          <table:table-cell office:value-type="float" office:value="0.00140648" calcext:value-type="float">
            <text:p>0.00140648</text:p>
          </table:table-cell>
          <table:table-cell office:value-type="float" office:value="0.86025245" calcext:value-type="float">
            <text:p>0.86025245</text:p>
          </table:table-cell>
          <table:table-cell table:style-name="Default" office:value-type="float" office:value="0.00001078" calcext:value-type="float">
            <text:p>1.078E-05</text:p>
          </table:table-cell>
          <table:table-cell office:value-type="float" office:value="0.13833029" calcext:value-type="float">
            <text:p>0.13833029</text:p>
          </table:table-cell>
          <table:table-cell office:value-type="float" office:value="0.00086195" calcext:value-type="float">
            <text:p>0.00086195</text:p>
          </table:table-cell>
          <table:table-cell office:value-type="float" office:value="0.00002508" calcext:value-type="float">
            <text:p>2.508E-05</text:p>
          </table:table-cell>
          <table:table-cell office:value-type="float" office:value="0.85850689" calcext:value-type="float">
            <text:p>0.85850689</text:p>
          </table:table-cell>
          <table:table-cell office:value-type="float" office:value="0.14060609" calcext:value-type="float">
            <text:p>0.140606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567004" calcext:value-type="float">
            <text:p>0.68567004</text:p>
          </table:table-cell>
          <table:table-cell office:value-type="float" office:value="0.01063841" calcext:value-type="float">
            <text:p>0.01063841</text:p>
          </table:table-cell>
          <table:table-cell office:value-type="float" office:value="0.09740594" calcext:value-type="float">
            <text:p>0.09740594</text:p>
          </table:table-cell>
          <table:table-cell office:value-type="float" office:value="0.20628561" calcext:value-type="float">
            <text:p>0.20628561</text:p>
          </table:table-cell>
          <table:table-cell office:value-type="float" office:value="0.0012581" calcext:value-type="float">
            <text:p>0.0012581</text:p>
          </table:table-cell>
          <table:table-cell office:value-type="float" office:value="0.84596968" calcext:value-type="float">
            <text:p>0.84596968</text:p>
          </table:table-cell>
          <table:table-cell table:style-name="Default" office:value-type="float" office:value="0.00001031" calcext:value-type="float">
            <text:p>1.031E-05</text:p>
          </table:table-cell>
          <table:table-cell office:value-type="float" office:value="0.15276191" calcext:value-type="float">
            <text:p>0.15276191</text:p>
          </table:table-cell>
          <table:table-cell office:value-type="float" office:value="0.00078934" calcext:value-type="float">
            <text:p>0.00078934</text:p>
          </table:table-cell>
          <table:table-cell office:value-type="float" office:value="0.00002525" calcext:value-type="float">
            <text:p>2.525E-05</text:p>
          </table:table-cell>
          <table:table-cell office:value-type="float" office:value="0.84022028" calcext:value-type="float">
            <text:p>0.84022028</text:p>
          </table:table-cell>
          <table:table-cell office:value-type="float" office:value="0.15896514" calcext:value-type="float">
            <text:p>0.158965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4868324" calcext:value-type="float">
            <text:p>0.64868324</text:p>
          </table:table-cell>
          <table:table-cell office:value-type="float" office:value="0.01110005" calcext:value-type="float">
            <text:p>0.01110005</text:p>
          </table:table-cell>
          <table:table-cell office:value-type="float" office:value="0.09835888" calcext:value-type="float">
            <text:p>0.09835888</text:p>
          </table:table-cell>
          <table:table-cell office:value-type="float" office:value="0.24185782" calcext:value-type="float">
            <text:p>0.24185782</text:p>
          </table:table-cell>
          <table:table-cell office:value-type="float" office:value="0.00111971" calcext:value-type="float">
            <text:p>0.00111971</text:p>
          </table:table-cell>
          <table:table-cell office:value-type="float" office:value="0.83037844" calcext:value-type="float">
            <text:p>0.83037844</text:p>
          </table:table-cell>
          <table:table-cell office:value-type="float" office:value="0.000009791" calcext:value-type="float">
            <text:p>9.79E-06</text:p>
          </table:table-cell>
          <table:table-cell office:value-type="float" office:value="0.16849206" calcext:value-type="float">
            <text:p>0.16849206</text:p>
          </table:table-cell>
          <table:table-cell office:value-type="float" office:value="0.0007211" calcext:value-type="float">
            <text:p>0.0007211</text:p>
          </table:table-cell>
          <table:table-cell office:value-type="float" office:value="0.00002544" calcext:value-type="float">
            <text:p>2.544E-05</text:p>
          </table:table-cell>
          <table:table-cell office:value-type="float" office:value="0.81928147" calcext:value-type="float">
            <text:p>0.81928147</text:p>
          </table:table-cell>
          <table:table-cell office:value-type="float" office:value="0.179972" calcext:value-type="float">
            <text:p>0.1799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0812557" calcext:value-type="float">
            <text:p>0.60812557</text:p>
          </table:table-cell>
          <table:table-cell office:value-type="float" office:value="0.0115133" calcext:value-type="float">
            <text:p>0.0115133</text:p>
          </table:table-cell>
          <table:table-cell office:value-type="float" office:value="0.0982942" calcext:value-type="float">
            <text:p>0.0982942</text:p>
          </table:table-cell>
          <table:table-cell office:value-type="float" office:value="0.28206693" calcext:value-type="float">
            <text:p>0.28206693</text:p>
          </table:table-cell>
          <table:table-cell office:value-type="float" office:value="0.00099136" calcext:value-type="float">
            <text:p>0.00099136</text:p>
          </table:table-cell>
          <table:table-cell office:value-type="float" office:value="0.813418" calcext:value-type="float">
            <text:p>0.813418</text:p>
          </table:table-cell>
          <table:table-cell office:value-type="float" office:value="0.00000924" calcext:value-type="float">
            <text:p>9.24E-06</text:p>
          </table:table-cell>
          <table:table-cell office:value-type="float" office:value="0.1855814" calcext:value-type="float">
            <text:p>0.1855814</text:p>
          </table:table-cell>
          <table:table-cell office:value-type="float" office:value="0.00065674" calcext:value-type="float">
            <text:p>0.00065674</text:p>
          </table:table-cell>
          <table:table-cell office:value-type="float" office:value="0.00002563" calcext:value-type="float">
            <text:p>2.563E-05</text:p>
          </table:table-cell>
          <table:table-cell office:value-type="float" office:value="0.79540734" calcext:value-type="float">
            <text:p>0.79540734</text:p>
          </table:table-cell>
          <table:table-cell office:value-type="float" office:value="0.20391028" calcext:value-type="float">
            <text:p>0.203910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6423212" calcext:value-type="float">
            <text:p>0.56423212</text:p>
          </table:table-cell>
          <table:table-cell office:value-type="float" office:value="0.01185665" calcext:value-type="float">
            <text:p>0.01185665</text:p>
          </table:table-cell>
          <table:table-cell office:value-type="float" office:value="0.09709329" calcext:value-type="float">
            <text:p>0.09709329</text:p>
          </table:table-cell>
          <table:table-cell office:value-type="float" office:value="0.32681794" calcext:value-type="float">
            <text:p>0.32681794</text:p>
          </table:table-cell>
          <table:table-cell office:value-type="float" office:value="0.00087298" calcext:value-type="float">
            <text:p>0.00087298</text:p>
          </table:table-cell>
          <table:table-cell office:value-type="float" office:value="0.79503844" calcext:value-type="float">
            <text:p>0.79503844</text:p>
          </table:table-cell>
          <table:table-cell office:value-type="float" office:value="0.000008663" calcext:value-type="float">
            <text:p>8.66E-06</text:p>
          </table:table-cell>
          <table:table-cell office:value-type="float" office:value="0.20407991" calcext:value-type="float">
            <text:p>0.20407991</text:p>
          </table:table-cell>
          <table:table-cell office:value-type="float" office:value="0.00059588" calcext:value-type="float">
            <text:p>0.00059588</text:p>
          </table:table-cell>
          <table:table-cell office:value-type="float" office:value="0.00002581" calcext:value-type="float">
            <text:p>2.581E-05</text:p>
          </table:table-cell>
          <table:table-cell office:value-type="float" office:value="0.76833534" calcext:value-type="float">
            <text:p>0.76833534</text:p>
          </table:table-cell>
          <table:table-cell office:value-type="float" office:value="0.23104296" calcext:value-type="float">
            <text:p>0.231042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747451" calcext:value-type="float">
            <text:p>0.51747451</text:p>
          </table:table-cell>
          <table:table-cell office:value-type="float" office:value="0.01210805" calcext:value-type="float">
            <text:p>0.01210805</text:p>
          </table:table-cell>
          <table:table-cell office:value-type="float" office:value="0.09468043" calcext:value-type="float">
            <text:p>0.09468043</text:p>
          </table:table-cell>
          <table:table-cell office:value-type="float" office:value="0.375737" calcext:value-type="float">
            <text:p>0.375737</text:p>
          </table:table-cell>
          <table:table-cell office:value-type="float" office:value="0.00076446" calcext:value-type="float">
            <text:p>0.00076446</text:p>
          </table:table-cell>
          <table:table-cell office:value-type="float" office:value="0.77520389" calcext:value-type="float">
            <text:p>0.77520389</text:p>
          </table:table-cell>
          <table:table-cell office:value-type="float" office:value="0.000008066" calcext:value-type="float">
            <text:p>8.07E-06</text:p>
          </table:table-cell>
          <table:table-cell office:value-type="float" office:value="0.22402358" calcext:value-type="float">
            <text:p>0.22402358</text:p>
          </table:table-cell>
          <table:table-cell office:value-type="float" office:value="0.00053819" calcext:value-type="float">
            <text:p>0.00053819</text:p>
          </table:table-cell>
          <table:table-cell office:value-type="float" office:value="0.00002596" calcext:value-type="float">
            <text:p>2.596E-05</text:p>
          </table:table-cell>
          <table:table-cell office:value-type="float" office:value="0.73784874" calcext:value-type="float">
            <text:p>0.73784874</text:p>
          </table:table-cell>
          <table:table-cell office:value-type="float" office:value="0.26158711" calcext:value-type="float">
            <text:p>0.261587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857722" calcext:value-type="float">
            <text:p>0.46857722</text:p>
          </table:table-cell>
          <table:table-cell office:value-type="float" office:value="0.01224705" calcext:value-type="float">
            <text:p>0.01224705</text:p>
          </table:table-cell>
          <table:table-cell office:value-type="float" office:value="0.09104065" calcext:value-type="float">
            <text:p>0.09104065</text:p>
          </table:table-cell>
          <table:table-cell office:value-type="float" office:value="0.42813509" calcext:value-type="float">
            <text:p>0.42813509</text:p>
          </table:table-cell>
          <table:table-cell office:value-type="float" office:value="0.00066555" calcext:value-type="float">
            <text:p>0.00066555</text:p>
          </table:table-cell>
          <table:table-cell office:value-type="float" office:value="0.75389614" calcext:value-type="float">
            <text:p>0.75389614</text:p>
          </table:table-cell>
          <table:table-cell office:value-type="float" office:value="0.000007457" calcext:value-type="float">
            <text:p>7.46E-06</text:p>
          </table:table-cell>
          <table:table-cell office:value-type="float" office:value="0.24543085" calcext:value-type="float">
            <text:p>0.24543085</text:p>
          </table:table-cell>
          <table:table-cell office:value-type="float" office:value="0.00048344" calcext:value-type="float">
            <text:p>0.00048344</text:p>
          </table:table-cell>
          <table:table-cell office:value-type="float" office:value="0.00002605" calcext:value-type="float">
            <text:p>2.605E-05</text:p>
          </table:table-cell>
          <table:table-cell office:value-type="float" office:value="0.70380834" calcext:value-type="float">
            <text:p>0.70380834</text:p>
          </table:table-cell>
          <table:table-cell office:value-type="float" office:value="0.29568218" calcext:value-type="float">
            <text:p>0.295682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849906" calcext:value-type="float">
            <text:p>0.41849906</text:p>
          </table:table-cell>
          <table:table-cell office:value-type="float" office:value="0.01225725" calcext:value-type="float">
            <text:p>0.01225725</text:p>
          </table:table-cell>
          <table:table-cell office:value-type="float" office:value="0.08623323" calcext:value-type="float">
            <text:p>0.08623323</text:p>
          </table:table-cell>
          <table:table-cell office:value-type="float" office:value="0.48301046" calcext:value-type="float">
            <text:p>0.48301046</text:p>
          </table:table-cell>
          <table:table-cell office:value-type="float" office:value="0.00057598" calcext:value-type="float">
            <text:p>0.00057598</text:p>
          </table:table-cell>
          <table:table-cell office:value-type="float" office:value="0.73111809" calcext:value-type="float">
            <text:p>0.73111809</text:p>
          </table:table-cell>
          <table:table-cell office:value-type="float" office:value="0.000006844" calcext:value-type="float">
            <text:p>6.84E-06</text:p>
          </table:table-cell>
          <table:table-cell office:value-type="float" office:value="0.26829909" calcext:value-type="float">
            <text:p>0.26829909</text:p>
          </table:table-cell>
          <table:table-cell office:value-type="float" office:value="0.00043148" calcext:value-type="float">
            <text:p>0.00043148</text:p>
          </table:table-cell>
          <table:table-cell office:value-type="float" office:value="0.00002605" calcext:value-type="float">
            <text:p>2.605E-05</text:p>
          </table:table-cell>
          <table:table-cell office:value-type="float" office:value="0.66618919" calcext:value-type="float">
            <text:p>0.66618919</text:p>
          </table:table-cell>
          <table:table-cell office:value-type="float" office:value="0.33335328" calcext:value-type="float">
            <text:p>0.333353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837334" calcext:value-type="float">
            <text:p>0.36837334</text:p>
          </table:table-cell>
          <table:table-cell office:value-type="float" office:value="0.01212882" calcext:value-type="float">
            <text:p>0.01212882</text:p>
          </table:table-cell>
          <table:table-cell office:value-type="float" office:value="0.08039655" calcext:value-type="float">
            <text:p>0.08039655</text:p>
          </table:table-cell>
          <table:table-cell office:value-type="float" office:value="0.53910129" calcext:value-type="float">
            <text:p>0.53910129</text:p>
          </table:table-cell>
          <table:table-cell office:value-type="float" office:value="0.00049539" calcext:value-type="float">
            <text:p>0.00049539</text:p>
          </table:table-cell>
          <table:table-cell office:value-type="float" office:value="0.70689716" calcext:value-type="float">
            <text:p>0.70689716</text:p>
          </table:table-cell>
          <table:table-cell office:value-type="float" office:value="0.000006235" calcext:value-type="float">
            <text:p>6.24E-06</text:p>
          </table:table-cell>
          <table:table-cell office:value-type="float" office:value="0.29260121" calcext:value-type="float">
            <text:p>0.29260121</text:p>
          </table:table-cell>
          <table:table-cell office:value-type="float" office:value="0.00038226" calcext:value-type="float">
            <text:p>0.00038226</text:p>
          </table:table-cell>
          <table:table-cell office:value-type="float" office:value="0.00002594" calcext:value-type="float">
            <text:p>2.594E-05</text:p>
          </table:table-cell>
          <table:table-cell office:value-type="float" office:value="0.62511865" calcext:value-type="float">
            <text:p>0.62511865</text:p>
          </table:table-cell>
          <table:table-cell office:value-type="float" office:value="0.37447315" calcext:value-type="float">
            <text:p>0.374473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1941004" calcext:value-type="float">
            <text:p>0.31941004</text:p>
          </table:table-cell>
          <table:table-cell office:value-type="float" office:value="0.01186027" calcext:value-type="float">
            <text:p>0.01186027</text:p>
          </table:table-cell>
          <table:table-cell office:value-type="float" office:value="0.07374115" calcext:value-type="float">
            <text:p>0.07374115</text:p>
          </table:table-cell>
          <table:table-cell office:value-type="float" office:value="0.59498854" calcext:value-type="float">
            <text:p>0.59498854</text:p>
          </table:table-cell>
          <table:table-cell office:value-type="float" office:value="0.00042336" calcext:value-type="float">
            <text:p>0.00042336</text:p>
          </table:table-cell>
          <table:table-cell office:value-type="float" office:value="0.68128822" calcext:value-type="float">
            <text:p>0.68128822</text:p>
          </table:table-cell>
          <table:table-cell office:value-type="float" office:value="0.000005636" calcext:value-type="float">
            <text:p>5.64E-06</text:p>
          </table:table-cell>
          <table:table-cell office:value-type="float" office:value="0.31828279" calcext:value-type="float">
            <text:p>0.31828279</text:p>
          </table:table-cell>
          <table:table-cell office:value-type="float" office:value="0.00033581" calcext:value-type="float">
            <text:p>0.00033581</text:p>
          </table:table-cell>
          <table:table-cell office:value-type="float" office:value="0.0000257" calcext:value-type="float">
            <text:p>2.57E-05</text:p>
          </table:table-cell>
          <table:table-cell office:value-type="float" office:value="0.58090983" calcext:value-type="float">
            <text:p>0.58090983</text:p>
          </table:table-cell>
          <table:table-cell office:value-type="float" office:value="0.41872866" calcext:value-type="float">
            <text:p>0.418728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7277581" calcext:value-type="float">
            <text:p>0.27277581</text:p>
          </table:table-cell>
          <table:table-cell office:value-type="float" office:value="0.01145911" calcext:value-type="float">
            <text:p>0.01145911</text:p>
          </table:table-cell>
          <table:table-cell office:value-type="float" office:value="0.06653074" calcext:value-type="float">
            <text:p>0.06653074</text:p>
          </table:table-cell>
          <table:table-cell office:value-type="float" office:value="0.64923434" calcext:value-type="float">
            <text:p>0.64923434</text:p>
          </table:table-cell>
          <table:table-cell office:value-type="float" office:value="0.00035942" calcext:value-type="float">
            <text:p>0.00035942</text:p>
          </table:table-cell>
          <table:table-cell office:value-type="float" office:value="0.65437571" calcext:value-type="float">
            <text:p>0.65437571</text:p>
          </table:table-cell>
          <table:table-cell office:value-type="float" office:value="0.000005055" calcext:value-type="float">
            <text:p>5.06E-06</text:p>
          </table:table-cell>
          <table:table-cell office:value-type="float" office:value="0.34525982" calcext:value-type="float">
            <text:p>0.34525982</text:p>
          </table:table-cell>
          <table:table-cell office:value-type="float" office:value="0.00029224" calcext:value-type="float">
            <text:p>0.00029224</text:p>
          </table:table-cell>
          <table:table-cell office:value-type="float" office:value="0.00002531" calcext:value-type="float">
            <text:p>2.531E-05</text:p>
          </table:table-cell>
          <table:table-cell office:value-type="float" office:value="0.53408262" calcext:value-type="float">
            <text:p>0.53408262</text:p>
          </table:table-cell>
          <table:table-cell office:value-type="float" office:value="0.46559984" calcext:value-type="float">
            <text:p>0.465599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947583" calcext:value-type="float">
            <text:p>0.22947583</text:p>
          </table:table-cell>
          <table:table-cell office:value-type="float" office:value="0.01094119" calcext:value-type="float">
            <text:p>0.01094119</text:p>
          </table:table-cell>
          <table:table-cell office:value-type="float" office:value="0.05905432" calcext:value-type="float">
            <text:p>0.05905432</text:p>
          </table:table-cell>
          <table:table-cell office:value-type="float" office:value="0.70052866" calcext:value-type="float">
            <text:p>0.70052866</text:p>
          </table:table-cell>
          <table:table-cell office:value-type="float" office:value="0.00030308" calcext:value-type="float">
            <text:p>0.00030308</text:p>
          </table:table-cell>
          <table:table-cell office:value-type="float" office:value="0.62627492" calcext:value-type="float">
            <text:p>0.62627492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0.3734175" calcext:value-type="float">
            <text:p>0.3734175</text:p>
          </table:table-cell>
          <table:table-cell office:value-type="float" office:value="0.00025171" calcext:value-type="float">
            <text:p>0.00025171</text:p>
          </table:table-cell>
          <table:table-cell table:style-name="ce1" office:value-type="float" office:value="0.00002474" calcext:value-type="float">
            <text:p>2.47E-05</text:p>
          </table:table-cell>
          <table:table-cell office:value-type="float" office:value="0.48536388" calcext:value-type="float">
            <text:p>0.48536388</text:p>
          </table:table-cell>
          <table:table-cell office:value-type="float" office:value="0.51435967" calcext:value-type="float">
            <text:p>0.514359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026254" calcext:value-type="float">
            <text:p>0.19026254</text:p>
          </table:table-cell>
          <table:table-cell office:value-type="float" office:value="0.01032873" calcext:value-type="float">
            <text:p>0.01032873</text:p>
          </table:table-cell>
          <table:table-cell office:value-type="float" office:value="0.05159521" calcext:value-type="float">
            <text:p>0.05159521</text:p>
          </table:table-cell>
          <table:table-cell office:value-type="float" office:value="0.74781353" calcext:value-type="float">
            <text:p>0.74781353</text:p>
          </table:table-cell>
          <table:table-cell office:value-type="float" office:value="0.0002538" calcext:value-type="float">
            <text:p>0.0002538</text:p>
          </table:table-cell>
          <table:table-cell office:value-type="float" office:value="0.59713192" calcext:value-type="float">
            <text:p>0.59713192</text:p>
          </table:table-cell>
          <table:table-cell office:value-type="float" office:value="0.000003969" calcext:value-type="float">
            <text:p>3.97E-06</text:p>
          </table:table-cell>
          <table:table-cell office:value-type="float" office:value="0.40261031" calcext:value-type="float">
            <text:p>0.40261031</text:p>
          </table:table-cell>
          <table:table-cell office:value-type="float" office:value="0.0002144" calcext:value-type="float">
            <text:p>0.0002144</text:p>
          </table:table-cell>
          <table:table-cell table:style-name="ce1" office:value-type="float" office:value="0.00002399" calcext:value-type="float">
            <text:p>2.40E-05</text:p>
          </table:table-cell>
          <table:table-cell office:value-type="float" office:value="0.43566025" calcext:value-type="float">
            <text:p>0.43566025</text:p>
          </table:table-cell>
          <table:table-cell office:value-type="float" office:value="0.56410135" calcext:value-type="float">
            <text:p>0.564101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5558816" calcext:value-type="float">
            <text:p>0.15558816</text:p>
          </table:table-cell>
          <table:table-cell office:value-type="float" office:value="0.00964761" calcext:value-type="float">
            <text:p>0.00964761</text:p>
          </table:table-cell>
          <table:table-cell office:value-type="float" office:value="0.04440348" calcext:value-type="float">
            <text:p>0.04440348</text:p>
          </table:table-cell>
          <table:table-cell office:value-type="float" office:value="0.79036075" calcext:value-type="float">
            <text:p>0.79036075</text:p>
          </table:table-cell>
          <table:table-cell office:value-type="float" office:value="0.00021104" calcext:value-type="float">
            <text:p>0.00021104</text:p>
          </table:table-cell>
          <table:table-cell office:value-type="float" office:value="0.56712201" calcext:value-type="float">
            <text:p>0.56712201</text:p>
          </table:table-cell>
          <table:table-cell office:value-type="float" office:value="0.000003473" calcext:value-type="float">
            <text:p>3.47E-06</text:p>
          </table:table-cell>
          <table:table-cell office:value-type="float" office:value="0.43266348" calcext:value-type="float">
            <text:p>0.43266348</text:p>
          </table:table-cell>
          <table:table-cell office:value-type="float" office:value="0.00018051" calcext:value-type="float">
            <text:p>0.00018051</text:p>
          </table:table-cell>
          <table:table-cell table:style-name="ce1" office:value-type="float" office:value="0.00002307" calcext:value-type="float">
            <text:p>2.31E-05</text:p>
          </table:table-cell>
          <table:table-cell office:value-type="float" office:value="0.38600187" calcext:value-type="float">
            <text:p>0.38600187</text:p>
          </table:table-cell>
          <table:table-cell office:value-type="float" office:value="0.61379456" calcext:value-type="float">
            <text:p>0.613794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2560495" calcext:value-type="float">
            <text:p>0.12560495</text:p>
          </table:table-cell>
          <table:table-cell office:value-type="float" office:value="0.00892449" calcext:value-type="float">
            <text:p>0.00892449</text:p>
          </table:table-cell>
          <table:table-cell office:value-type="float" office:value="0.03767686" calcext:value-type="float">
            <text:p>0.03767686</text:p>
          </table:table-cell>
          <table:table-cell office:value-type="float" office:value="0.82779371" calcext:value-type="float">
            <text:p>0.82779371</text:p>
          </table:table-cell>
          <table:table-cell office:value-type="float" office:value="0.00017421" calcext:value-type="float">
            <text:p>0.00017421</text:p>
          </table:table-cell>
          <table:table-cell office:value-type="float" office:value="0.53644667" calcext:value-type="float">
            <text:p>0.53644667</text:p>
          </table:table-cell>
          <table:table-cell office:value-type="float" office:value="0.000003013" calcext:value-type="float">
            <text:p>3.01E-06</text:p>
          </table:table-cell>
          <table:table-cell office:value-type="float" office:value="0.4633761" calcext:value-type="float">
            <text:p>0.4633761</text:p>
          </table:table-cell>
          <table:table-cell office:value-type="float" office:value="0.00015014" calcext:value-type="float">
            <text:p>0.00015014</text:p>
          </table:table-cell>
          <table:table-cell table:style-name="ce1" office:value-type="float" office:value="0.00002199" calcext:value-type="float">
            <text:p>2.20E-05</text:p>
          </table:table-cell>
          <table:table-cell office:value-type="float" office:value="0.33746218" calcext:value-type="float">
            <text:p>0.33746218</text:p>
          </table:table-cell>
          <table:table-cell office:value-type="float" office:value="0.66236569" calcext:value-type="float">
            <text:p>0.662365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002048" calcext:value-type="float">
            <text:p>0.1002048</text:p>
          </table:table-cell>
          <table:table-cell office:value-type="float" office:value="0.0081843" calcext:value-type="float">
            <text:p>0.0081843</text:p>
          </table:table-cell>
          <table:table-cell office:value-type="float" office:value="0.03155201" calcext:value-type="float">
            <text:p>0.03155201</text:p>
          </table:table-cell>
          <table:table-cell office:value-type="float" office:value="0.86005889" calcext:value-type="float">
            <text:p>0.86005889</text:p>
          </table:table-cell>
          <table:table-cell office:value-type="float" office:value="0.00014276" calcext:value-type="float">
            <text:p>0.00014276</text:p>
          </table:table-cell>
          <table:table-cell office:value-type="float" office:value="0.505329" calcext:value-type="float">
            <text:p>0.505329</text:p>
          </table:table-cell>
          <table:table-cell office:value-type="float" office:value="0.000002592" calcext:value-type="float">
            <text:p>2.59E-06</text:p>
          </table:table-cell>
          <table:table-cell office:value-type="float" office:value="0.49452564" calcext:value-type="float">
            <text:p>0.49452564</text:p>
          </table:table-cell>
          <table:table-cell office:value-type="float" office:value="0.00012337" calcext:value-type="float">
            <text:p>0.00012337</text:p>
          </table:table-cell>
          <table:table-cell table:style-name="ce1" office:value-type="float" office:value="0.00002077" calcext:value-type="float">
            <text:p>2.08E-05</text:p>
          </table:table-cell>
          <table:table-cell office:value-type="float" office:value="0.29106579" calcext:value-type="float">
            <text:p>0.29106579</text:p>
          </table:table-cell>
          <table:table-cell office:value-type="float" office:value="0.70879008" calcext:value-type="float">
            <text:p>0.708790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908241" calcext:value-type="float">
            <text:p>0.07908241</text:p>
          </table:table-cell>
          <table:table-cell office:value-type="float" office:value="0.00744858" calcext:value-type="float">
            <text:p>0.00744858</text:p>
          </table:table-cell>
          <table:table-cell office:value-type="float" office:value="0.02610549" calcext:value-type="float">
            <text:p>0.02610549</text:p>
          </table:table-cell>
          <table:table-cell office:value-type="float" office:value="0.88736351" calcext:value-type="float">
            <text:p>0.88736351</text:p>
          </table:table-cell>
          <table:table-cell office:value-type="float" office:value="0.00011612" calcext:value-type="float">
            <text:p>0.00011612</text:p>
          </table:table-cell>
          <table:table-cell office:value-type="float" office:value="0.47400769" calcext:value-type="float">
            <text:p>0.47400769</text:p>
          </table:table-cell>
          <table:table-cell office:value-type="float" office:value="0.00000221" calcext:value-type="float">
            <text:p>2.21E-06</text:p>
          </table:table-cell>
          <table:table-cell office:value-type="float" office:value="0.52587398" calcext:value-type="float">
            <text:p>0.52587398</text:p>
          </table:table-cell>
          <table:table-cell office:value-type="float" office:value="0.00010014" calcext:value-type="float">
            <text:p>0.00010014</text:p>
          </table:table-cell>
          <table:table-cell office:value-type="float" office:value="0.00001944" calcext:value-type="float">
            <text:p>1.944E-05</text:p>
          </table:table-cell>
          <table:table-cell office:value-type="float" office:value="0.24770048" calcext:value-type="float">
            <text:p>0.24770048</text:p>
          </table:table-cell>
          <table:table-cell office:value-type="float" office:value="0.75217993" calcext:value-type="float">
            <text:p>0.752179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180547" calcext:value-type="float">
            <text:p>0.06180547</text:p>
          </table:table-cell>
          <table:table-cell office:value-type="float" office:value="0.00673448" calcext:value-type="float">
            <text:p>0.00673448</text:p>
          </table:table-cell>
          <table:table-cell office:value-type="float" office:value="0.02136169" calcext:value-type="float">
            <text:p>0.02136169</text:p>
          </table:table-cell>
          <table:table-cell office:value-type="float" office:value="0.91009836" calcext:value-type="float">
            <text:p>0.91009836</text:p>
          </table:table-cell>
          <table:table-cell office:value-type="float" office:value="0.00009375" calcext:value-type="float">
            <text:p>9.375E-05</text:p>
          </table:table-cell>
          <table:table-cell office:value-type="float" office:value="0.44273" calcext:value-type="float">
            <text:p>0.44273</text:p>
          </table:table-cell>
          <table:table-cell office:value-type="float" office:value="0.000001869" calcext:value-type="float">
            <text:p>1.87E-06</text:p>
          </table:table-cell>
          <table:table-cell office:value-type="float" office:value="0.55717438" calcext:value-type="float">
            <text:p>0.55717438</text:p>
          </table:table-cell>
          <table:table-cell office:value-type="float" office:value="0.00008033" calcext:value-type="float">
            <text:p>8.033E-05</text:p>
          </table:table-cell>
          <table:table-cell office:value-type="float" office:value="0.00001804" calcext:value-type="float">
            <text:p>1.804E-05</text:p>
          </table:table-cell>
          <table:table-cell office:value-type="float" office:value="0.20804928" calcext:value-type="float">
            <text:p>0.20804928</text:p>
          </table:table-cell>
          <table:table-cell office:value-type="float" office:value="0.79185234" calcext:value-type="float">
            <text:p>0.791852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35:11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2T16:48:12.978000000</meta:creation-date>
    <dc:date>2023-10-16T18:35:17.751000000</dc:date>
    <meta:editing-duration>PT1M23S</meta:editing-duration>
    <meta:editing-cycles>3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